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6666666667" calcext:value-type="float">
            <text:p>61,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8333333333" calcext:value-type="float">
            <text:p>6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.4166666667" calcext:value-type="float">
            <text:p>60,4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5833333333" calcext:value-type="float">
            <text:p>59,5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9.1666666667" calcext:value-type="float">
            <text:p>59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8.3333333333" calcext:value-type="float">
            <text:p>58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9166666667" calcext:value-type="float">
            <text:p>57,9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7.0833333333" calcext:value-type="float">
            <text:p>57,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6.6666666667" calcext:value-type="float">
            <text:p>56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8333333333" calcext:value-type="float">
            <text:p>55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5.4166666667" calcext:value-type="float">
            <text:p>55,4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5833333333" calcext:value-type="float">
            <text:p>54,5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4.1666666667" calcext:value-type="float">
            <text:p>54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3.3333333333" calcext:value-type="float">
            <text:p>53,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2.9166666667" calcext:value-type="float">
            <text:p>52,91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2.0833333333" calcext:value-type="float">
            <text:p>52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6666666667" calcext:value-type="float">
            <text:p>51,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8333333333" calcext:value-type="float">
            <text:p>50,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.4166666667" calcext:value-type="float">
            <text:p>50,41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49.5833333333" calcext:value-type="float">
            <text:p>49,5833333333</text:p>
          </table:table-cell>
        </table:table-row>
      </table:table>
      <table:named-expressions/>
      <table:database-ranges>
        <table:database-range table:name="__Anonymous_Sheet_DB__0" table:target-range-address="Tabelle1.A1:Tabelle1.D267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41:02.506000000</meta:creation-date>
    <dc:date>2014-02-06T15:46:33.268000000</dc:date>
    <meta:editing-duration>P0D</meta:editing-duration>
    <meta:editing-cycles>1</meta:editing-cycles>
    <meta:document-statistic meta:table-count="1" meta:cell-count="10692" meta:object-count="0"/>
    <meta:generator>LibreOffice/4.1.3.2$Windows_x86 LibreOffice_project/70feb7d99726f064edab4605a8ab840c50ec57a</meta:generator>
  </office:meta>
</office:document-meta>
</file>